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200%"/>
      <style:text-properties style:font-name="Liberation Serif" officeooo:rsid="0009329e" officeooo:paragraph-rsid="000a928b"/>
    </style:style>
    <style:style style:name="P2" style:family="paragraph" style:parent-style-name="Standard">
      <style:paragraph-properties fo:margin-top="0cm" fo:margin-bottom="0cm" style:contextual-spacing="false" fo:line-height="200%"/>
      <style:text-properties style:font-name="Liberation Serif" officeooo:rsid="000a928b" officeooo:paragraph-rsid="000c5812"/>
    </style:style>
    <style:style style:name="P3" style:family="paragraph" style:parent-style-name="Heading_20_1">
      <style:paragraph-properties fo:margin-top="0cm" fo:margin-bottom="0cm" style:contextual-spacing="false" fo:line-height="200%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274c1" style:font-size-asian="16pt" style:font-size-complex="16pt"/>
    </style:style>
    <style:style style:name="T3" style:family="text">
      <style:text-properties officeooo:rsid="000a928b"/>
    </style:style>
    <style:style style:name="T4" style:family="text">
      <style:text-properties officeooo:rsid="000bf242"/>
    </style:style>
    <style:style style:name="T5" style:family="text">
      <style:text-properties officeooo:rsid="000c5812"/>
    </style:style>
    <style:style style:name="T6" style:family="text">
      <style:text-properties officeooo:rsid="001274c1"/>
    </style:style>
    <style:style style:name="T7" style:family="text">
      <style:text-properties officeooo:rsid="001308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Strong_20_Emphasis"><text:span text:style-name="T1">Bridging </text:span></text:span><text:span text:style-name="Strong_20_Emphasis"><text:span text:style-name="T2">C</text:span></text:span><text:span text:style-name="Strong_20_Emphasis"><text:span text:style-name="T1">hapter 1 and </text:span></text:span><text:span text:style-name="Strong_20_Emphasis"><text:span text:style-name="T2">C</text:span></text:span><text:span text:style-name="Strong_20_Emphasis"><text:span text:style-name="T1">hapter 2</text:span></text:span></text:h>
      <text:p text:style-name="P1">In <text:span text:style-name="T6">C</text:span>hapter 1, I ask how well can we predict the entire set of potential predator-prey interactions among terrestrial vertebrates when we have a subset of all <text:span text:style-name="T6">trophic</text:span> interactions. This type of prediction represents interpolation as we estimate interactions within the same community from which the data used to calibrate the model comes. <text:span text:style-name="T3">I showed that even with a fraction of all interactions, we </text:span><text:span text:style-name="T7">can</text:span><text:span text:style-name="T3"> estimate the full European vertebrate food web reasonably well. This finding show the potential of trait-based models to fill some of the knowledge gaps on species interactions </text:span><text:span text:style-name="T6">when we have incomplete food webs</text:span><text:span text:style-name="T3">. </text:span></text:p>
      <text:p text:style-name="P1"/>
      <text:p text:style-name="P1">However, in many ecosystems, we have little to no data on how species interact. In these instances, we <text:span text:style-name="T3">need to estimate the food web using a model calibrated on data from other, better documented, ecosystems. The success of the extrapolation of trait-based models rel</text:span><text:span text:style-name="T7">ies</text:span><text:span text:style-name="T3"> on how general are the relationships between the traits of predators and prey across taxa and ecosystems. This question is the focus of </text:span><text:span text:style-name="T6">C</text:span><text:span text:style-name="T3">hapter 2 which test</text:span><text:span text:style-name="T7">s</text:span><text:span text:style-name="T3"> the transferability of trait-based model</text:span><text:span text:style-name="T6">s</text:span><text:span text:style-name="T3"> of trophic interactions across four contrasting food webs of terrestrial vertebrates: Northern Québec and Labrador, </text:span><text:span text:style-name="T7">the </text:span><text:span text:style-name="T3">entire Europe, the eastern Pyrenees, and the Serengeti Savannah.</text:span></text:p>
      <text:p text:style-name="P1"/>
      <text:p text:style-name="P2"><text:span text:style-name="T6">Additionally, i</text:span>n <text:span text:style-name="T6">C</text:span>hapter 1, I showed that the number of interactions tended to be overestimated, but I did not investigate other food web properties. In <text:span text:style-name="T6">C</text:span>hapter 2, I test whether <text:span text:style-name="T5">interaction </text:span>prediction<text:span text:style-name="T5">s</text:span> scale up to predict higher-level properties (<text:span text:style-name="T5">i.e., </text:span>species positions within the food web and food web properties). If higher-level properties are well predicted by interaction models, it would indicate that food webs are mainly driven by species-<text:span text:style-name="T5">level</text:span> constraints. In contrast, if higher-level properties are <text:span text:style-name="T4">not </text:span>well predicted, it would indicate that food webs are <text:span text:style-name="T4">also driven by other, higher-level factors, such as </text:span><text:span text:style-name="T5">dynamical</text:span><text:span text:style-name="T4">, </text:span><text:span text:style-name="T5">environmental, </text:span><text:span text:style-name="T4">spatial, or temporal constrain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24.2.3.2$Linux_X86_64 LibreOffice_project/420$Build-2</meta:generator>
    <dc:date>2024-06-04T13:43:59.925449855</dc:date>
    <dc:creator>Dominique Caron</dc:creator>
    <meta:editing-duration>PT40M11S</meta:editing-duration>
    <meta:editing-cycles>9</meta:editing-cycles>
    <meta:document-statistic meta:table-count="0" meta:image-count="0" meta:object-count="0" meta:page-count="1" meta:paragraph-count="4" meta:word-count="305" meta:character-count="1980" meta:non-whitespace-character-count="1678"/>
  </office:meta>
</office:document-meta>
</file>